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dentityMapImpl.getUnitOfWor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Impl.get( IdentifiableFactory factory , String ke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IdentityMapImpl.IdentityMapImpl(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Impl.setUnitOfWork( UnitOfWork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dentityMapImpl.getObjec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